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style:font-size-asian="52.5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leg B</text:p>
      <text:p text:style-name="P4"/>
      <text:p text:style-name="P1">Spenden an Brot für die Welt</text:p>
      <text:p text:style-name="P2"/>
      <text:p text:style-name="P3"/>
      <text:p text:style-name="P3">Bitte geben Sie an, wieviel Sie an Brot für die Welt in diesem Experiment gespendet haben. Werfen Sie diesen Beleg beim verlassen des Labors in die Box “Spenden”. </text:p>
      <text:p text:style-name="P3"/>
      <text:p text:style-name="P3"/>
      <text:p text:style-name="P3">Brot für die Welt <text:tab/>€ ______________</text:p>
      <text:p text:style-name="P3"/>
      <text:p text:style-name="P3"/>
      <text:p text:style-name="P3">Bitte <text:span text:style-name="T1">keine </text:span>Namen oder Nummer auf diesen Beleg schreiben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Gerhard Riener</meta:initial-creator>
    <meta:creation-date>2008-10-12T15:59:55</meta:creation-date>
    <dc:date>2009-02-09T08:41:46</dc:date>
    <meta:printed-by>Gerhard Riener</meta:printed-by>
    <meta:print-date>2008-10-26T18:08:26</meta:print-date>
    <dc:language>en-GB</dc:language>
    <meta:editing-cycles>16</meta:editing-cycles>
    <meta:editing-duration>PT09H25M13S</meta:editing-duration>
    <meta:document-statistic meta:table-count="0" meta:image-count="0" meta:object-count="0" meta:page-count="1" meta:paragraph-count="5" meta:word-count="52" meta:character-count="290"/>
    <meta:user-defined meta:name="Info 1"/>
    <meta:user-defined meta:name="Info 2"/>
    <meta:user-defined meta:name="Info 3"/>
    <meta:user-defined meta:name="Info 4"/>
  </office:meta>
</office:document-meta>
</file>